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1c1c1c" style:font-name="Caladea" fo:font-size="11pt" fo:language="ca" fo:country="ES" officeooo:rsid="000c34de" officeooo:paragraph-rsid="000c34de" style:font-size-asian="11pt" style:font-size-complex="11pt"/>
    </style:style>
    <style:style style:name="P2" style:family="paragraph" style:parent-style-name="Standard">
      <style:text-properties fo:color="#1c1c1c" style:font-name="Caladea" fo:font-size="11pt" fo:language="ca" fo:country="ES" fo:font-weight="bold" officeooo:rsid="000c34de" officeooo:paragraph-rsid="000c34de" style:font-size-asian="11pt" style:font-weight-asian="bold" style:font-size-complex="11pt" style:font-weight-complex="bold"/>
    </style:style>
    <style:style style:name="P3" style:family="paragraph" style:parent-style-name="Standard">
      <style:text-properties fo:color="#1c1c1c" style:font-name="Caladea" fo:font-size="11pt" fo:language="ca" fo:country="ES" fo:font-weight="normal" officeooo:rsid="000c34de" officeooo:paragraph-rsid="000c34de" style:font-size-asian="11pt" style:font-weight-asian="normal" style:font-size-complex="11pt" style:font-weight-complex="normal"/>
    </style:style>
    <style:style style:name="P4" style:family="paragraph" style:parent-style-name="Standard">
      <style:paragraph-properties fo:margin-left="0.4925in" fo:margin-right="0in" fo:text-indent="0in" style:auto-text-indent="false"/>
      <style:text-properties fo:color="#1c1c1c" style:font-name="Caladea" fo:font-size="11pt" fo:language="ca" fo:country="ES" fo:font-weight="normal" officeooo:rsid="000c34de" officeooo:paragraph-rsid="000c34de" style:font-size-asian="11pt" style:font-weight-asian="normal" style:font-size-complex="11pt" style:font-weight-complex="normal"/>
    </style:style>
    <style:style style:name="P5" style:family="paragraph" style:parent-style-name="Standard">
      <style:paragraph-properties fo:margin-left="0.4925in" fo:margin-right="0in" fo:text-align="justify" style:justify-single-word="false" fo:text-indent="0in" style:auto-text-indent="false"/>
      <style:text-properties fo:color="#1c1c1c" style:font-name="Caladea" fo:font-size="11pt" fo:language="ca" fo:country="ES" fo:font-weight="normal" officeooo:rsid="000c34de" officeooo:paragraph-rsid="000c34de" style:font-size-asian="11pt" style:font-weight-asian="normal" style:font-size-complex="11pt" style:font-weight-complex="normal"/>
    </style:style>
    <style:style style:name="P6" style:family="paragraph" style:parent-style-name="Standard">
      <style:paragraph-properties fo:margin-left="0.4925in" fo:margin-right="0in" fo:text-align="justify" style:justify-single-word="false" fo:text-indent="0in" style:auto-text-indent="false"/>
      <style:text-properties fo:color="#1c1c1c" style:font-name="Caladea" fo:font-size="11pt" fo:language="ca" fo:country="ES" fo:font-weight="normal" officeooo:rsid="000c34de" officeooo:paragraph-rsid="000d168c" style:font-size-asian="11pt" style:font-weight-asian="normal" style:font-size-complex="11pt" style:font-weight-complex="normal"/>
    </style:style>
    <style:style style:name="P7" style:family="paragraph" style:parent-style-name="Standard">
      <style:paragraph-properties fo:margin-left="0.4925in" fo:margin-right="0in" fo:text-align="justify" style:justify-single-word="false" fo:text-indent="0in" style:auto-text-indent="false"/>
      <style:text-properties fo:color="#1c1c1c" style:font-name="Caladea" fo:font-size="11pt" fo:language="ca" fo:country="ES" fo:font-weight="normal" officeooo:rsid="000eaeed" officeooo:paragraph-rsid="000eaeed" style:font-size-asian="11pt" style:font-weight-asian="normal" style:font-size-complex="11pt" style:font-weight-complex="normal"/>
    </style:style>
    <style:style style:name="P8" style:family="paragraph" style:parent-style-name="Standard">
      <style:paragraph-properties fo:margin-left="0in" fo:margin-right="0in" fo:text-indent="0in" style:auto-text-indent="false"/>
      <style:text-properties fo:color="#1c1c1c" style:font-name="Caladea" fo:font-size="11pt" fo:language="ca" fo:country="ES" fo:font-weight="normal" officeooo:rsid="000c34de" officeooo:paragraph-rsid="000c34de" style:font-size-asian="11pt" style:font-weight-asian="normal" style:font-size-complex="11pt" style:font-weight-complex="normal"/>
    </style:style>
    <style:style style:name="P9" style:family="paragraph" style:parent-style-name="Standard">
      <style:paragraph-properties fo:margin-left="0in" fo:margin-right="0in" fo:text-indent="0in" style:auto-text-indent="false"/>
      <style:text-properties fo:color="#1c1c1c" style:font-name="Caladea" fo:font-size="11pt" fo:language="ca" fo:country="ES" fo:font-weight="normal" officeooo:rsid="000c34de" officeooo:paragraph-rsid="000c3d27" style:font-size-asian="11pt" style:font-weight-asian="normal" style:font-size-complex="11pt" style:font-weight-complex="normal"/>
    </style:style>
    <style:style style:name="P10" style:family="paragraph" style:parent-style-name="Standard">
      <style:paragraph-properties fo:margin-left="0in" fo:margin-right="0in" fo:text-indent="0in" style:auto-text-indent="false"/>
      <style:text-properties fo:color="#1c1c1c" style:font-name="Caladea" fo:font-size="11pt" fo:language="ca" fo:country="ES" fo:font-weight="normal" officeooo:rsid="000c3d27" officeooo:paragraph-rsid="000c3d27" style:font-size-asian="11pt" style:font-weight-asian="normal" style:font-size-complex="11pt"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fo:color="#1c1c1c" style:font-name="Caladea" fo:font-size="11pt" fo:language="ca" fo:country="ES" fo:font-weight="normal" officeooo:rsid="000c3d27" officeooo:paragraph-rsid="000c3d27" style:font-size-asian="11pt" style:font-weight-asian="normal" style:font-size-complex="11pt" style:font-weight-complex="normal"/>
    </style:style>
    <style:style style:name="P12" style:family="paragraph" style:parent-style-name="Heading_20_1">
      <style:text-properties fo:font-variant="normal" fo:text-transform="none" fo:color="#1c1c1c" style:font-name="Caladea" fo:font-size="11pt" fo:letter-spacing="normal" fo:language="ca" fo:country="ES" fo:font-style="normal" fo:font-weight="bold" style:font-size-asian="11pt" style:font-size-complex="11pt"/>
    </style:style>
    <style:style style:name="P13" style:family="paragraph" style:parent-style-name="Standard" style:list-style-name="L1">
      <style:paragraph-properties fo:text-align="justify" style:justify-single-word="false"/>
      <style:text-properties fo:color="#1c1c1c" style:font-name="Caladea" fo:font-size="11pt" fo:language="ca" fo:country="ES" fo:font-weight="normal" officeooo:rsid="000d168c" officeooo:paragraph-rsid="000d168c" style:font-size-asian="11pt" style:font-weight-asian="normal" style:font-size-complex="11pt" style:font-weight-complex="normal"/>
    </style:style>
    <style:style style:name="P14" style:family="paragraph" style:parent-style-name="Standard" style:list-style-name="L2">
      <style:text-properties fo:color="#1c1c1c" style:font-name="Caladea" fo:font-size="11pt" fo:language="ca" fo:country="ES" fo:font-weight="normal" officeooo:rsid="000d168c" officeooo:paragraph-rsid="000d168c" style:font-size-asian="11pt" style:font-weight-asian="normal" style:font-size-complex="11pt" style:font-weight-complex="normal"/>
    </style:style>
    <style:style style:name="P15" style:family="paragraph" style:parent-style-name="Standard">
      <style:paragraph-properties fo:margin-left="0.4925in" fo:margin-right="0in" fo:text-align="justify" style:justify-single-word="false" fo:text-indent="0in" style:auto-text-indent="false"/>
      <style:text-properties fo:color="#1c1c1c" style:font-name="Caladea" fo:font-size="11pt" fo:language="ca" fo:country="ES" fo:font-weight="normal" officeooo:rsid="000d168c" officeooo:paragraph-rsid="000d168c" style:font-size-asian="11pt" style:font-weight-asian="normal" style:font-size-complex="11pt" style:font-weight-complex="normal"/>
    </style:style>
    <style:style style:name="T1" style:family="text">
      <style:text-properties officeooo:rsid="000c3d27"/>
    </style:style>
    <style:style style:name="T2" style:family="text">
      <style:text-properties officeooo:rsid="000d168c"/>
    </style:style>
    <style:style style:name="T3" style:family="text">
      <style:text-properties officeooo:rsid="000fee86"/>
    </style:style>
    <style:style style:name="T4" style:family="text">
      <style:text-properties officeooo:rsid="0012607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ràctica de PRO2</text:h>
      <text:p text:style-name="P1">Arnau Taberner Guich <text:tab/><text:tab/>arnau.taberner</text:p>
      <text:p text:style-name="P1">Raúl Villalba Almeira<text:tab/><text:tab/>raul.villalba.almeira</text:p>
      <text:p text:style-name="P1"/>
      <text:p text:style-name="P2">Repartició de les tasques:</text:p>
      <text:p text:style-name="P2"/>
      <text:p text:style-name="P3">Arnau Taberner</text:p>
      <text:p text:style-name="P5">Implementació de la Classe Temps, he creat la classe pensant en com seria una classe genèrica de temps com el ctime del c++ tot i que més tard me n'he adonat de que no feia falta convertir els strings que arriben de Comanda a int si no que es podia comparar una hora o data (invertida) directament amb strin<text:span text:style-name="T1">g</text:span>s. Això m'ha fet crear unes funciones addicionals per tal de poder tractar les dates com la de 'copiar_hora' i 'copiar_data' que copia la hora o la data del paràmetre explícit al paràmetre implícit.</text:p>
      <text:p text:style-name="P6">També he creat la funció expressió de la classe Tasca <text:span text:style-name="T4">juntament amb la de llegir paraula</text:span>.</text:p>
      <text:list xml:id="list8800498278441812884" text:style-name="L1">
        <text:list-item>
          <text:p text:style-name="P13">jp_arnau.taberner_entrada.txt</text:p>
        </text:list-item>
        <text:list-item>
          <text:p text:style-name="P13">jp_arnau.taberner_sortida.txt</text:p>
        </text:list-item>
      </text:list>
      <text:p text:style-name="P15"><text:span text:style-name="T3">El joc de probes tracta molt el que hauria de passar a les modificacions en certs casos, la veritat és que al final he hagut de inventar solucions i anar provant que li agrada al jutge ja que no està gaire ben especificat. També he posat a proba la funció expressió. Per fer la majoria de condicions de Agenda no he necessitat un joc de probes doncs han anat sortint soles. No he hagut de fer gaire probes de la classe Temps perquè al haver creat un map&lt;Temps,Tasca&gt; m'ha obligat a implementar-la bé abans de tenir un programa on fer consultes.</text:span></text:p>
      <text:p text:style-name="P4"/>
      <text:p text:style-name="P8">Raúl Villalba Almeira</text:p>
      <text:p text:style-name="P5">Implementació de la Classe Tasca, <text:span text:style-name="T1">vist que un map amb «key» temps tan sols feia falta contindre el títol i la/es etiquetes en un lloc. A l'hora d'escriure la Tasca sencera amb una consulta, volíem que les etiquetes quedessin ordenades, per tal d'obtindre un temps d'accés logarítmic he fet servir un map&lt;string,bool&gt;.</text:span></text:p>
      <text:list xml:id="list7878053073780579344" text:style-name="L2">
        <text:list-item>
          <text:p text:style-name="P14">jp_raul.villalba.almeira_entrada.txt</text:p>
        </text:list-item>
        <text:list-item>
          <text:p text:style-name="P14">jp_raul.villalba.almeira_sortida.txt</text:p>
        </text:list-item>
      </text:list>
      <text:p text:style-name="P9"/>
      <text:p text:style-name="P10">Treball en comú:</text:p>
      <text:p text:style-name="P11"><text:tab/>Donat que els horaris ens coincidien hem pogut quedar sovint per implementar la classe <text:tab/>Agenda l'especificació d'aquesta, el programa principal, <text:span text:style-name="T2">el Makefile i el Doxygen.</text:span></text:p>
      <text:p text:style-name="P7">Hem pogut cooperar per controlar tots els casos i excepcions que requereix la classe Agenda i el programa princi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6:10.932665100</meta:creation-date>
    <dc:date>2015-05-22T22:13:23.982724301</dc:date>
    <meta:editing-duration>PT56M35S</meta:editing-duration>
    <meta:editing-cycles>10</meta:editing-cycles>
    <meta:generator>LibreOffice/4.4.1.2$Linux_X86_64 LibreOffice_project/45e2de17089c24a1fa810c8f975a7171ba4cd432</meta:generator>
    <meta:document-statistic meta:table-count="0" meta:image-count="0" meta:object-count="0" meta:page-count="1" meta:paragraph-count="17" meta:word-count="336" meta:character-count="2051" meta:non-whitespace-character-count="1731"/>
  </office:meta>
</office:document-meta>
</file>